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21708333333333cm" style:use-optimal-column-width="true"/>
    </style:style>
    <style:style style:name="co2" style:family="table-column">
      <style:table-column-properties fo:break-before="auto" style:column-width="4.021666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Done?</text:p>
          </table:table-cell>
          <table:table-cell office:value-type="string" table:style-name="ce1">
            <text:p>Cat-Orig</text:p>
          </table:table-cell>
          <table:table-cell office:value-type="string" table:style-name="ce1">
            <text:p>Subcat-Orig</text:p>
          </table:table-cell>
          <table:table-cell office:value-type="string" table:style-name="ce1">
            <text:p>Cat-New</text:p>
          </table:table-cell>
          <table:table-cell office:value-type="string" table:style-name="ce1">
            <text:p>Subcat-New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Момичешки Игр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gir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arbie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arbi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Bratz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bratz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везден грим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tar-make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апознанств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at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dress-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ически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air-styli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Здравей Kitty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ello-kitty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реобличане на кон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rs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Целувк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ki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Грим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u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Пироно Студио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nail-studi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Powerpuff Girl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powerpuff-girl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Обзавеждане на стая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home-dec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Момичешки Игри</text:p>
          </table:table-cell>
          <table:table-cell office:value-type="string" table:style-name="ce1">
            <text:p>Игрите на Сю<text:s/>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sue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totally-spi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Сватба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ed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Winx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win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Момичешки Игри</text:p>
          </table:table-cell>
          <table:table-cell office:value-type="string" table:style-name="ce1">
            <text:p>Преобразяване</text:p>
          </table:table-cell>
          <table:table-cell office:value-type="string" table:style-name="ce1">
            <text:p>girl</text:p>
          </table:table-cell>
          <table:table-cell office:value-type="string" table:style-name="ce1">
            <text:p>makeov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кшън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Стрелб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hoot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Бой на арен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ren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Астероид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asteroid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Boxhead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hea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Игри с бох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box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Защитавай база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Ниндж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ninj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Един vs Всички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1 vs 1 Бо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1-v-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тичай и стреляй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run-n-gu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Street Fighter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street-fight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Turret Защита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urret-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Воени игри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wa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Екшън Игри</text:p>
          </table:table-cell>
          <table:table-cell office:value-type="string" table:style-name="ce1">
            <text:p>Xiao Xiao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xiao-xiao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в мултиплеар</text:p>
          </table:table-cell>
          <table:table-cell office:value-type="string" table:style-name="ce1">
            <text:p>Игри в мултиплеар</text:p>
          </table:table-cell>
          <table:table-cell office:value-type="string" table:style-name="ce1">
            <text:p>multiplayer</text:p>
          </table:table-cell>
          <table:table-cell office:value-type="string" table:style-name="ce1">
            <text:p>multiplay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имулации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imul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Построй твой остров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isla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Игри с ресторант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estauran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коростно влакче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rollercoast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компан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compan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Управлявай Ферма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far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Sim Dat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dating-si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Стратегия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strateg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имулации</text:p>
          </table:table-cell>
          <table:table-cell office:value-type="string" table:style-name="ce1">
            <text:p>Tower Defence</text:p>
          </table:table-cell>
          <table:table-cell office:value-type="string" table:style-name="ce1">
            <text:p>simulation</text:p>
          </table:table-cell>
          <table:table-cell office:value-type="string" table:style-name="ce1">
            <text:p>tower-defen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po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ъздушен Хокей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ir-hocke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ейз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e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аске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sket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иля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illiard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BMX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mx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оулинг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owl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трелеца с лък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arch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Дарц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a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Народна Топк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dodge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иболов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ish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trik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gol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Яздене на кон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horse-rid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Хокей на ле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ice-hocke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Удари на горе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ertical-hi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Миниголф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minigolf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Олимпийските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olympic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Бърз Пуу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quick-poo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Ръгб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rugb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ейт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ateboar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к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ki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ноуборд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nowboar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Фут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foot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Surfen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surf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 на маса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able-tenn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Тенис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tenni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Волейбол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volleyba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Yetisports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yeti-spo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Зимни игри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winter-gam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портни Игри</text:p>
          </table:table-cell>
          <table:table-cell office:value-type="string" table:style-name="ce1">
            <text:p>Спортен бар</text:p>
          </table:table-cell>
          <table:table-cell office:value-type="string" table:style-name="ce1">
            <text:p>sport</text:p>
          </table:table-cell>
          <table:table-cell office:value-type="string" table:style-name="ce1">
            <text:p>bar-sport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рудн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ifficul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аланс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ala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Прескочи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ou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loons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loon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Bubble Trouble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bubble-trou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Гюл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rebuche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Хван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catc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оч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dg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кове на Делфин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lph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Не се страхувай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dont-get-caugh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исув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sketch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Бързо Писан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typ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ill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i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ш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aquarium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Four Second Fury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four-second-fu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Миньор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in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кочи навреме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jum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Line Rider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line-rid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Движи Миш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mou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тигни другата стран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other-en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Търкалай Топк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Смени въжетата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o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Игри за реакци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reac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Трудни Игри</text:p>
          </table:table-cell>
          <table:table-cell office:value-type="string" table:style-name="ce1">
            <text:p>Физически игри</text:p>
          </table:table-cell>
          <table:table-cell office:value-type="string" table:style-name="ce1">
            <text:p>difficult</text:p>
          </table:table-cell>
          <table:table-cell office:value-type="string" table:style-name="ce1">
            <text:p>physic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огически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og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Aqua Energizer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aqua-energize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ejeweled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ejewel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ремести Кут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okob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Bloxorz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loxorz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трелба по Бало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bubbl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Gridlock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gridlo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учи път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at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ъзел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jigsaw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прави пъ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i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Цветове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olor-matc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Лабиринт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labyrint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Запомнящи се игр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sim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Puzzle Quest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uzzle-ques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Търси картинк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hidden-objec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Намери разлик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find-the-differenc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Опитай се да избягаш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escap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Zuma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zum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Свържи формите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Посочи и натисни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point-cli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Верижна реакция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chai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Логически Игри</text:p>
          </table:table-cell>
          <table:table-cell office:value-type="string" table:style-name="ce1">
            <text:p>Мач 3</text:p>
          </table:table-cell>
          <table:table-cell office:value-type="string" table:style-name="ce1">
            <text:p>logic</text:p>
          </table:table-cell>
          <table:table-cell office:value-type="string" table:style-name="ce1">
            <text:p>match-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Детски Игр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hildre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Носе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arry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цветявай книжк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coloring-book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looney-tune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Памет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memor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hrek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hre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Spongebob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spongebob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Мечо Пух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winnie-the-pooh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Топография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topography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Dora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dora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Образователни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educationa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Детски Игри</text:p>
          </table:table-cell>
          <table:table-cell office:value-type="string" table:style-name="ce1">
            <text:p>Игри за обзавеждане</text:p>
          </table:table-cell>
          <table:table-cell office:value-type="string" table:style-name="ce1">
            <text:p>children</text:p>
          </table:table-cell>
          <table:table-cell office:value-type="string" table:style-name="ce1">
            <text:p>renova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3D Състезателн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3d-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Pimp My Rid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imp-my-rid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Dirtbike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irtbik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Дрифт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f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Уроци по Шоф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iving-less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Формула 1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Хълмов състезател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hill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ртинг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kar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айн 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dra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Monster Truck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nster-tru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Мотокрос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motocros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Паркиран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park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уад рейсъ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qua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Състезание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ra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Каскадьор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stuntma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Състезателни Игри</text:p>
          </table:table-cell>
          <table:table-cell office:value-type="string" table:style-name="ce1">
            <text:p>Летящи игри</text:p>
          </table:table-cell>
          <table:table-cell office:value-type="string" table:style-name="ce1">
            <text:p>racing</text:p>
          </table:table-cell>
          <table:table-cell office:value-type="string" table:style-name="ce1">
            <text:p>fligh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Online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onlin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Готвене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cook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анц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dancin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Музика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music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Забавни Игр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fu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Online Игри</text:p>
          </table:table-cell>
          <table:table-cell office:value-type="string" table:style-name="ce1">
            <text:p>Телевизия &amp; Филми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tv-film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аска 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лекджек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blackjac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на дъс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tabletop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Табл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cker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Шах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hes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Махжонг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hjo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Mastermind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mastermin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Покер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pok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Рулетка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roulett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Солитар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olitai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Бързи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spee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Sudoku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sudoku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Игри на даска и Карти</text:p>
          </table:table-cell>
          <table:table-cell office:value-type="string" table:style-name="ce1">
            <text:p>Игри с размяна на карти</text:p>
          </table:table-cell>
          <table:table-cell office:value-type="string" table:style-name="ce1">
            <text:p>tabletop</text:p>
          </table:table-cell>
          <table:table-cell office:value-type="string" table:style-name="ce1">
            <text:p>card-draw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classi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Bomber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omberma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Breakout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breakou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Lemming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lemming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Минно Поле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minesweep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Pacman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ac-ma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Пинбол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inball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Pong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pon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Змия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snak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Класически игри</text:p>
          </table:table-cell>
          <table:table-cell office:value-type="string" table:style-name="ce1">
            <text:p>Tetri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tetri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Класически игри</text:p>
          </table:table-cell>
          <table:table-cell office:value-type="string" table:style-name="ce1">
            <text:p>Worms</text:p>
          </table:table-cell>
          <table:table-cell office:value-type="string" table:style-name="ce1">
            <text:p>classic</text:p>
          </table:table-cell>
          <table:table-cell office:value-type="string" table:style-name="ce1">
            <text:p>worm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Адвенчър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adventure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Garfield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garfiel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Harry Potter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harry-pote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упер Марио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uper-mari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RPG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rpg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Соник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onic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Spiderman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spider-man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The Simpsons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the-simpson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Ben 10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ben-1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Naruto Igri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naruto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Адвенчър Игри</text:p>
          </table:table-cell>
          <table:table-cell office:value-type="string" table:style-name="ce1">
            <text:p>Платформени Игри</text:p>
          </table:table-cell>
          <table:table-cell office:value-type="string" table:style-name="ce1">
            <text:p>adventure</text:p>
          </table:table-cell>
          <table:table-cell office:value-type="string" table:style-name="ce1">
            <text:p>platformer</text:p>
          </table:table-cell>
          <table:table-cell table:number-columns-repeated="16379"/>
        </table:table-row>
        <table:table-row table:number-rows-repeated="10483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Nikola Mihaylov</meta:initial-creator>
    <dc:creator>Nikola Mihaylov</dc:creator>
    <meta:creation-date>2024-05-15T08:51:04Z</meta:creation-date>
    <dc:date>2024-05-21T09:36:04Z</dc:date>
    <meta:editing-duration>PT0S</meta:editing-duration>
  </office:meta>
</office:document-meta>
</file>